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fo:font-weight="bold" officeooo:rsid="0009aa9c" officeooo:paragraph-rsid="0009aa9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bold" officeooo:rsid="0009aa9c" officeooo:paragraph-rsid="0009aa9c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normal" officeooo:rsid="0010354c" officeooo:paragraph-rsid="0009aa9c" style:font-size-asian="14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-0.75in" fo:margin-right="0in" fo:text-align="center" style:justify-single-word="false" fo:text-indent="0in" style:auto-text-indent="false" style:page-number="auto" fo:background-color="transparent"/>
      <style:text-properties style:font-name="Arial" fo:font-size="26pt" fo:font-weight="bold" officeooo:rsid="0009aa9c" officeooo:paragraph-rsid="0009aa9c" style:font-size-asian="26pt" style:font-weight-asian="bold" style:font-size-complex="26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1a4121" officeooo:paragraph-rsid="001a4121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1a4121" officeooo:paragraph-rsid="001e9938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1e9938" officeooo:paragraph-rsid="001e9938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paragraph-rsid="001e9938"/>
    </style:style>
    <style:style style:name="P9" style:family="paragraph" style:parent-style-name="Standard">
      <style:paragraph-properties fo:text-align="center" style:justify-single-word="false"/>
      <style:text-properties style:font-name="Arial" fo:font-size="24pt" fo:font-weight="bold" officeooo:rsid="001be728" officeooo:paragraph-rsid="001be728" style:font-size-asian="21pt" style:font-weight-asian="bold" style:font-size-complex="24pt" style:font-weight-complex="bold"/>
    </style:style>
    <style:style style:name="T1" style:family="text">
      <style:text-properties officeooo:rsid="000e6f39"/>
    </style:style>
    <style:style style:name="T2" style:family="text">
      <style:text-properties officeooo:rsid="001a4121"/>
    </style:style>
    <style:style style:name="T3" style:family="text">
      <style:text-properties officeooo:rsid="001be728"/>
    </style:style>
    <style:style style:name="T4" style:family="text">
      <style:text-properties officeooo:rsid="001e9938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/>
    </style:style>
    <style:style style:name="T6" style:family="text">
      <style:text-properties fo:font-variant="normal" fo:text-transform="none" fo:color="#000000" loext:opacity="100%" style:font-name="S hne" fo:font-size="12pt" fo:letter-spacing="normal" fo:font-style="normal"/>
    </style:style>
    <style:style style:name="T7" style:family="text">
      <style:text-properties fo:font-variant="normal" fo:text-transform="none" fo:color="#000000" loext:opacity="100%" style:font-name="S hne" fo:font-size="12pt" fo:letter-spacing="normal" fo:font-style="normal" officeooo:rsid="001e9938" style:font-size-asian="14pt" style:font-weight-asian="normal" style:font-size-complex="14pt" style:font-weight-complex="normal"/>
    </style:style>
    <style:style style:name="T8" style:family="text">
      <style:text-properties officeooo:rsid="001e9938" style:font-size-asian="14pt" style:font-weight-asian="normal" style:font-size-complex="14pt" style:font-weight-complex="normal"/>
    </style:style>
    <style:style style:name="T9" style:family="text">
      <style:text-properties officeooo:rsid="0026e538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on and Presentation Skills</text:p>
      <text:p text:style-name="P1"/>
      <text:p text:style-name="P1"/>
      <text:p text:style-name="P1"/>
      <text:p text:style-name="P4">Assignment # 0<text:span text:style-name="T9">6</text:span></text:p>
      <text:p text:style-name="P2"/>
      <text:p text:style-name="P2"/>
      <text:p text:style-name="P2"/>
      <text:p text:style-name="P2">Name: Hamza Shahid</text:p>
      <text:p text:style-name="P2">Section: BSCS-2A</text:p>
      <text:p text:style-name="P2">Roll no: 20P-01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Case Study</text:p>
      <text:p text:style-name="P3"/>
      <text:list xml:id="list4049407657" text:style-name="L2">
        <text:list-item>
          <text:p text:style-name="P5">It seems like the group do not really know much about the “Boardman Center” . No, it’s not a good group discussion where everyone is passing comment on one member. It needs proper adequate knowledge before making a decision to sponsor their cause.</text:p>
        </text:list-item>
        <text:list-item>
          <text:p text:style-name="P6"><text:span text:style-name="T4">There are some ethical issues stated below:</text:span></text:p>
          <text:list>
            <text:list-item>
              <text:p text:style-name="P7">Angelo raised concerns about the Boardman Center’s questionable use of funds but group didn’t give it importance and didn’t investigate further.</text:p>
            </text:list-item>
            <text:list-item>
              <text:p text:style-name="P8"><text:span text:style-name="T8">Mark ended the group discussion abruptly without any solid conclus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03.708696800</meta:creation-date>
    <dc:date>2023-05-01T19:41:30.855974614</dc:date>
    <meta:editing-duration>PT26M17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2" meta:paragraph-count="10" meta:word-count="102" meta:character-count="625" meta:non-whitespace-character-count="537"/>
  </office:meta>
</office:document-meta>
</file>